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77.04mm" svg:height="98.01mm" svg:x="55.89mm" svg:y="6.11mm">
            <loext:p draw:notify-on-update-of-ranges="Лист1.A1:Лист1.A24 Лист1.B1:Лист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47:13.456462261</meta:creation-date>
    <dc:date>2019-04-14T13:11:29.529727908</dc:date>
    <meta:editing-duration>PT2M13S</meta:editing-duration>
    <meta:editing-cycles>1</meta:editing-cycles>
    <meta:document-statistic meta:table-count="1" meta:cell-count="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05cm" svg:height="9.802cm" xlink:href=".." xlink:type="simple" chart:class="chart:line" chart:style-name="ch1">
        <chart:legend svg:x="1.715cm" svg:y="1.105cm" style:legend-expansion="custom" chartooo:width="4.865cm" chartooo:height="0.598cm" style:legend-expansion-aspect-ratio="8.13545150501672" chart:style-name="ch2"/>
        <chart:plot-area chart:style-name="ch3" table:cell-range-address="Лист1.A1:Лист1.B24" chart:data-source-has-labels="both" svg:x="0.233cm" svg:y="0.328cm" svg:width="13.43cm" svg:height="9.381cm">
          <chartooo:coordinate-region svg:x="1.04cm" svg:y="0.527cm" svg:width="12.623cm" svg:height="7.472cm"/>
          <chart:axis chart:dimension="x" chart:name="primary-x" chart:style-name="ch4" chartooo:axis-type="auto">
            <chartooo:date-scale/>
            <chart:categories table:cell-range-address="Лист1.A1:Лист1.A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24" loext:label-string="memory_access_cycles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_access_cycles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Лист1.A1:Лист1.A24</svg:desc>
                </draw:g>
              </table:table-cell>
              <table:table-cell office:value-type="float" office:value="0">
                <text:p>0</text:p>
                <draw:g>
                  <svg:desc>Лист1.B1:Лист1.B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095">
                <text:p>4.0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108">
                <text:p>4.1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